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ff0000" fo:font-size="10pt" style:font-size-asian="10pt" style:font-size-complex="10pt"/>
    </style:style>
    <style:style style:name="P2" style:family="paragraph" style:parent-style-name="Preformatted_20_Text">
      <style:text-properties fo:font-size="10pt" style:font-size-asian="10pt" style:font-size-complex="10pt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Standard">
      <style:text-properties officeooo:rsid="0007f061" officeooo:paragraph-rsid="0007f061"/>
    </style:style>
    <style:style style:name="P5" style:family="paragraph" style:parent-style-name="Standard">
      <style:text-properties officeooo:rsid="000af4dd" officeooo:paragraph-rsid="000af4dd"/>
    </style:style>
    <style:style style:name="P6" style:family="paragraph" style:parent-style-name="Standard">
      <style:text-properties fo:font-size="14pt" fo:font-weight="bold" officeooo:rsid="000af4dd" officeooo:paragraph-rsid="000af4dd" style:font-size-asian="14pt" style:font-weight-asian="bold" style:font-size-complex="14pt" style:font-weight-complex="bold"/>
    </style:style>
    <style:style style:name="P7" style:family="paragraph" style:parent-style-name="Standard">
      <style:paragraph-properties fo:padding="0.0201in" fo:border="0.06pt solid #ffa6a6" style:shadow="#ffd7d7 0.0693in 0.0693in"/>
      <style:text-properties fo:font-size="10pt" officeooo:rsid="0007f061" officeooo:paragraph-rsid="0007f061" style:font-size-asian="10pt" style:font-size-complex="10pt"/>
    </style:style>
    <style:style style:name="P8" style:family="paragraph" style:parent-style-name="Standard">
      <style:paragraph-properties fo:padding="0.0201in" fo:border="0.06pt solid #ffa6a6" style:shadow="#ffd7d7 0.0693in 0.0693in"/>
      <style:text-properties fo:font-size="10pt" officeooo:rsid="000a911d" officeooo:paragraph-rsid="000a911d" style:font-size-asian="10pt" style:font-size-complex="10pt"/>
    </style:style>
    <style:style style:name="P9" style:family="paragraph" style:parent-style-name="Standard">
      <style:text-properties fo:color="#729fcf" officeooo:rsid="001ed878" officeooo:paragraph-rsid="000af4dd"/>
    </style:style>
    <style:style style:name="P10" style:family="paragraph" style:parent-style-name="Heading_20_3">
      <style:text-properties fo:color="#729fcf"/>
    </style:style>
    <style:style style:name="P11" style:family="paragraph" style:parent-style-name="Text_20_body" style:list-style-name="L1">
      <style:text-properties officeooo:paragraph-rsid="000af4dd"/>
    </style:style>
    <style:style style:name="P12" style:family="paragraph" style:parent-style-name="Text_20_body" style:list-style-name="L2"/>
    <style:style style:name="P13" style:family="paragraph" style:parent-style-name="Text_20_body">
      <style:text-properties fo:color="#ff0000" fo:font-size="10pt" style:font-size-asian="10pt" style:font-size-complex="10pt"/>
    </style:style>
    <style:style style:name="P14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officeooo:rsid="0008e45f"/>
    </style:style>
    <style:style style:name="T2" style:family="text">
      <style:text-properties officeooo:rsid="000a911d"/>
    </style:style>
    <style:style style:name="T3" style:family="text">
      <style:text-properties fo:color="#000000"/>
    </style:style>
    <style:style style:name="T4" style:family="text">
      <style:text-properties fo:color="#000000" officeooo:rsid="001ed878"/>
    </style:style>
    <style:style style:name="T5" style:family="text">
      <style:text-properties fo:color="#ff0000"/>
    </style:style>
    <style:style style:name="T6" style:family="text">
      <style:text-properties fo:color="#ff0000" officeooo:rsid="001ed878"/>
    </style:style>
    <style:style style:name="T7" style:family="text">
      <style:text-properties fo:color="#ff0000" officeooo:rsid="000d1e5e"/>
    </style:style>
    <style:style style:name="T8" style:family="text">
      <style:text-properties fo:color="#0000ff" fo:font-size="10pt" style:font-size-asian="10pt" style:font-size-complex="10pt"/>
    </style:style>
    <style:style style:name="T9" style:family="text">
      <style:text-properties fo:color="#008000"/>
    </style:style>
    <style:style style:name="T10" style:family="text">
      <style:text-properties fo:color="#008000" fo:font-size="10pt" style:font-size-asian="10pt" style:font-size-complex="10pt"/>
    </style:style>
    <style:style style:name="T11" style:family="text">
      <style:text-properties fo:color="#4444ff"/>
    </style:style>
    <style:style style:name="T12" style:family="text">
      <style:text-properties fo:color="#4444ff" fo:font-size="10pt" style:font-size-asian="10pt" style:font-size-complex="10pt"/>
    </style:style>
    <style:style style:name="T13" style:family="text">
      <style:text-properties fo:font-size="10pt" style:font-size-asian="10pt" style:font-size-complex="10pt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Day 16 – Functions Part 2</text:h>
      <text:p text:style-name="P4"/>
      <text:p text:style-name="P7">#include &lt;iostream&gt;</text:p>
      <text:p text:style-name="P8">#include &lt;cmath&gt;</text:p>
      <text:p text:style-name="P8">using namespace std;</text:p>
      <text:p text:style-name="P8"/>
      <text:p text:style-name="P7">double <text:span text:style-name="T2">get_angle</text:span>(int <text:span text:style-name="T2">adj</text:span>, int <text:span text:style-name="T2">hyp</text:span>);</text:p>
      <text:p text:style-name="P7"/>
      <text:p text:style-name="P7">int main () {</text:p>
      <text:p text:style-name="P7"><text:tab/><text:span text:style-name="T1">cout &lt;&lt; “Adjacent side of angle: “;</text:span></text:p>
      <text:p text:style-name="P7"><text:tab/><text:span text:style-name="T1">cin &gt;&gt; adj;</text:span></text:p>
      <text:p text:style-name="P7"/>
      <text:p text:style-name="P7"><text:tab/><text:span text:style-name="T1">cout &lt;&lt; “Hypotenuse of triangle: “;</text:span></text:p>
      <text:p text:style-name="P7"><text:tab/><text:span text:style-name="T1">cin &gt;&gt; hyp;</text:span></text:p>
      <text:p text:style-name="P7"/>
      <text:p text:style-name="P7"><text:tab/><text:span text:style-name="T1">angle = </text:span><text:span text:style-name="T2">get_angle</text:span><text:span text:style-name="T1">( adj, hyp);</text:span></text:p>
      <text:p text:style-name="P7"><text:tab/><text:span text:style-name="T1">cout &lt;&lt; “Angle is “ &lt;&lt; angle &lt;&lt; endl;</text:span></text:p>
      <text:p text:style-name="P7"/>
      <text:p text:style-name="P7"><text:tab/><text:span text:style-name="T1">return 0;</text:span></text:p>
      <text:p text:style-name="P7">}</text:p>
      <text:p text:style-name="P7"/>
      <text:p text:style-name="P7">double <text:span text:style-name="T2">get_</text:span>a<text:span text:style-name="T2">ngle</text:span>(int adj, int hyp) {</text:p>
      <text:p text:style-name="P7"><text:tab/>double ans = <text:span text:style-name="T2">acos(</text:span>(double) adj / hyp;</text:p>
      <text:p text:style-name="P7"><text:tab/>return ans;</text:p>
      <text:p text:style-name="P7">}</text:p>
      <text:p text:style-name="P4"/>
      <text:p text:style-name="P4"/>
      <text:p text:style-name="P6">Breaking a problem into many parts <text:s/>--- Top-Down designing</text:p>
      <text:p text:style-name="P9"/>
      <text:p text:style-name="P9"/>
      <text:p text:style-name="P5"><text:span text:style-name="Strong_20_Emphasis"><text:span text:style-name="T4">Problem:</text:span></text:span><text:span text:style-name="T4"> You have a bank account whose annual interest rate depends on the amount of money you have in your account at the beginning of each year. Your annual rate starts at 3%, and grows by an additional half a percent for each thousand dollars in your account up to, but not exceeding 8%. So, for example, if you have $3,358.02 in your account at the beginning of the year, your rate is 4.5%. Interest in this account is compounded monthly at the annual rate (i.e. the monthly compounding rate is the annual rate divided by 12). Each year you also make a tra</text:span><text:span text:style-name="T3">n</text:span><text:span text:style-name="T4">saction (deposit or withdrawal) before the bank figures out what your rate is (fortunately!). Write a program that simulates 5 years under this system, interactively querying the user for transactions at the beginning of each year, and returning the balance at the end of the 5th year.</text:span></text:p>
      <text:p text:style-name="P9"/>
      <text:p text:style-name="P9"/>
      <text:list xml:id="list2511835439" text:style-name="L1">
        <text:list-item>
          <text:p text:style-name="P11"><text:span text:style-name="Source_20_Text"><text:span text:style-name="T6">double transaction(double B);</text:span></text:span><text:span text:style-name="T6"> - which would do the interactive part for you - taking the initial balance </text:span><text:span text:style-name="Source_20_Text"><text:span text:style-name="T6">B</text:span></text:span><text:span text:style-name="T6"> and returning the balance after the transaction. </text:span></text:p>
        </text:list-item>
      </text:list>
      <text:list xml:id="list2420911998" text:style-name="L2">
        <text:list-item>
          <text:p text:style-name="P14"><text:span text:style-name="Source_20_Text"><text:span text:style-name="T5">double rate(double B);</text:span></text:span><text:span text:style-name="T5"> - which would return the interest rate based on the account balance. </text:span></text:p>
        </text:list-item>
        <text:list-item>
          <text:p text:style-name="P12"><text:span text:style-name="Source_20_Text"><text:span text:style-name="T5">double compound(double r);</text:span></text:span><text:span text:style-name="T5"> - which would give you the value of a single dollar after a year's monthly compounding with annual interest rate </text:span><text:span text:style-name="Source_20_Text"><text:span text:style-name="T5">r</text:span></text:span><text:span text:style-name="T5">. If your b</text:span><text:span text:style-name="T7">a</text:span><text:span text:style-name="T5">lance is </text:span><text:span text:style-name="Source_20_Text"><text:span text:style-name="T5">B</text:span></text:span><text:span text:style-name="T5"> and your rate is </text:span><text:span text:style-name="Source_20_Text"><text:span text:style-name="T5">r</text:span></text:span><text:span text:style-name="T5"> at the beginning of the year, the new balance is </text:span><text:span text:style-name="Source_20_Text"><text:span text:style-name="T5">B*compound(r)</text:span></text:span><text:span text:style-name="T5">. </text:span></text:p>
        </text:list-item>
      </text:list>
      <text:section text:style-name="Sect1" text:name="Section1">
        <text:p text:style-name="Preformatted_20_Text"><text:soft-page-break/><text:span text:style-name="Strong_20_Emphasis"><text:span text:style-name="T8">#include </text:span></text:span><text:span text:style-name="Strong_20_Emphasis"><text:span text:style-name="T10">&lt;iostream&gt;</text:span></text:span></text:p>
        <text:p text:style-name="P2"/>
        <text:p text:style-name="Preformatted_20_Text"><text:span text:style-name="Strong_20_Emphasis"><text:span text:style-name="T13">double</text:span></text:span><text:span text:style-name="T13"> transaction(</text:span><text:span text:style-name="Strong_20_Emphasis"><text:span text:style-name="T13">double</text:span></text:span><text:span text:style-name="T13">);</text:span></text:p>
        <text:p text:style-name="Preformatted_20_Text"><text:span text:style-name="Strong_20_Emphasis"><text:span text:style-name="T13">double</text:span></text:span><text:span text:style-name="T13"> rate(</text:span><text:span text:style-name="Strong_20_Emphasis"><text:span text:style-name="T13">double</text:span></text:span><text:span text:style-name="T13">);</text:span></text:p>
        <text:p text:style-name="Preformatted_20_Text"><text:span text:style-name="Strong_20_Emphasis"><text:span text:style-name="T13">double</text:span></text:span><text:span text:style-name="T13"> compound(</text:span><text:span text:style-name="Strong_20_Emphasis"><text:span text:style-name="T13">double</text:span></text:span><text:span text:style-name="T13">);</text:span></text:p>
        <text:p text:style-name="P2"/>
        <text:p text:style-name="Preformatted_20_Text"><text:span text:style-name="Strong_20_Emphasis"><text:span text:style-name="T13">int</text:span></text:span><text:span text:style-name="T13"> main()</text:span></text:p>
        <text:p text:style-name="Preformatted_20_Text"><text:span text:style-name="Strong_20_Emphasis"><text:span text:style-name="T13">{</text:span></text:span></text:p>
        <text:p text:style-name="P2"><text:s text:c="2"/><text:span text:style-name="T5">// Simulate 5 years</text:span></text:p>
        <text:p text:style-name="Preformatted_20_Text"><text:span text:style-name="T13"><text:s text:c="2"/></text:span><text:span text:style-name="Strong_20_Emphasis"><text:span text:style-name="T13">double</text:span></text:span><text:span text:style-name="T13"> B = </text:span><text:span text:style-name="T12">0.0</text:span><text:span text:style-name="T13">;</text:span></text:p>
        <text:p text:style-name="Preformatted_20_Text"><text:span text:style-name="T13"><text:s text:c="2"/></text:span><text:span text:style-name="Strong_20_Emphasis"><text:span text:style-name="T13">for</text:span></text:span><text:span text:style-name="T13">(</text:span><text:span text:style-name="Strong_20_Emphasis"><text:span text:style-name="T13">int</text:span></text:span><text:span text:style-name="T13"> i = </text:span><text:span text:style-name="T12">0</text:span><text:span text:style-name="T13">; i &lt; </text:span><text:span text:style-name="T12">5</text:span><text:span text:style-name="T13">; i++)</text:span></text:p>
        <text:p text:style-name="Preformatted_20_Text"><text:span text:style-name="T13"><text:s text:c="2"/></text:span><text:span text:style-name="Strong_20_Emphasis"><text:span text:style-name="T13">{</text:span></text:span></text:p>
        <text:p text:style-name="P2"><text:s text:c="4"/>B = transaction(B);</text:p>
        <text:p text:style-name="Preformatted_20_Text"><text:span text:style-name="T13"><text:s text:c="4"/></text:span><text:span text:style-name="Strong_20_Emphasis"><text:span text:style-name="T13">double</text:span></text:span><text:span text:style-name="T13"> r = rate(B);</text:span></text:p>
        <text:p text:style-name="P2"><text:s text:c="4"/>B = B*compound(r);</text:p>
        <text:p text:style-name="Preformatted_20_Text"><text:span text:style-name="T13"><text:s text:c="2"/></text:span><text:span text:style-name="Strong_20_Emphasis"><text:span text:style-name="T13">}</text:span></text:span></text:p>
        <text:p text:style-name="P2"/>
        <text:p text:style-name="P2"><text:s text:c="2"/><text:span text:style-name="T5">// Print out final balance</text:span></text:p>
        <text:p text:style-name="P2"><text:s text:c="2"/>cout &lt;&lt; <text:span text:style-name="T9">"Balance = "</text:span> </text:p>
        <text:p text:style-name="P2"><text:s text:c="7"/>&lt;&lt; <text:s/>B &lt;&lt; endl;</text:p>
        <text:p text:style-name="P2"/>
        <text:p text:style-name="Preformatted_20_Text"><text:span text:style-name="T13"><text:s text:c="2"/></text:span><text:span text:style-name="Strong_20_Emphasis"><text:span text:style-name="T13">return</text:span></text:span><text:span text:style-name="T13"> </text:span><text:span text:style-name="T12">0</text:span><text:span text:style-name="T13">;</text:span></text:p>
        <text:p text:style-name="Preformatted_20_Text"><text:span text:style-name="Strong_20_Emphasis"><text:span text:style-name="T13">}</text:span></text:span></text:p>
        <text:p text:style-name="P2"/>
        <text:p text:style-name="P1">/*******************************************</text:p>
        <text:p text:style-name="P1"><text:s/>** Interacts with user to perform transaction</text:p>
        <text:p text:style-name="P1"><text:s/>** and returns new balance.</text:p>
        <text:p text:style-name="P1"><text:s/>*******************************************/</text:p>
        <text:p text:style-name="Preformatted_20_Text"><text:span text:style-name="Strong_20_Emphasis"><text:span text:style-name="T13">double</text:span></text:span><text:span text:style-name="T13"> transaction(</text:span><text:span text:style-name="Strong_20_Emphasis"><text:span text:style-name="T13">double</text:span></text:span><text:span text:style-name="T13"> B)</text:span></text:p>
        <text:p text:style-name="Preformatted_20_Text"><text:span text:style-name="Strong_20_Emphasis"><text:span text:style-name="T13">{</text:span></text:span></text:p>
        <text:p text:style-name="P2"><text:s text:c="2"/><text:span text:style-name="T5">// Get type of transaction</text:span></text:p>
        <text:p text:style-name="Preformatted_20_Text"><text:span text:style-name="T13"><text:s text:c="2"/></text:span><text:span text:style-name="Strong_20_Emphasis"><text:span text:style-name="T13">char</text:span></text:span><text:span text:style-name="T13"> act;</text:span></text:p>
        <text:p text:style-name="P2"><text:s text:c="2"/>cout &lt;&lt; <text:span text:style-name="T9">"Enter w: withdrawl d:deposit "</text:span>;</text:p>
        <text:p text:style-name="P2"><text:s text:c="2"/>cin &gt;&gt; act;</text:p>
        <text:p text:style-name="P2"/>
        <text:p text:style-name="P2"><text:s text:c="2"/><text:span text:style-name="T5">// Get amount of transaction</text:span></text:p>
        <text:p text:style-name="Preformatted_20_Text"><text:span text:style-name="T13"><text:s text:c="2"/></text:span><text:span text:style-name="Strong_20_Emphasis"><text:span text:style-name="T13">double</text:span></text:span><text:span text:style-name="T13"> A;</text:span></text:p>
        <text:p text:style-name="P2"><text:s text:c="2"/>cout &lt;&lt; <text:span text:style-name="T9">"Enter amount: "</text:span>;</text:p>
        <text:p text:style-name="P2"><text:s text:c="2"/>cin &gt;&gt; A;</text:p>
        <text:p text:style-name="P2"/>
        <text:p text:style-name="P2"><text:s text:c="2"/><text:span text:style-name="T5">// Get new Balance figure</text:span></text:p>
        <text:p text:style-name="Preformatted_20_Text"><text:span text:style-name="T13"><text:s text:c="2"/></text:span><text:span text:style-name="Strong_20_Emphasis"><text:span text:style-name="T13">if</text:span></text:span><text:span text:style-name="T13"> (act == </text:span><text:span text:style-name="T10">'w'</text:span><text:span text:style-name="T13">)</text:span></text:p>
        <text:p text:style-name="P2"><text:s text:c="4"/>B = B - A;</text:p>
        <text:p text:style-name="Preformatted_20_Text"><text:span text:style-name="T13"><text:s text:c="2"/></text:span><text:span text:style-name="Strong_20_Emphasis"><text:span text:style-name="T13">else</text:span></text:span></text:p>
        <text:p text:style-name="P2"><text:s text:c="4"/>B = B + A;</text:p>
        <text:p text:style-name="P2"/>
        <text:p text:style-name="Preformatted_20_Text"><text:span text:style-name="T13"><text:s text:c="2"/></text:span><text:span text:style-name="Strong_20_Emphasis"><text:span text:style-name="T13">return</text:span></text:span><text:span text:style-name="T13"> B;</text:span></text:p>
        <text:p text:style-name="Preformatted_20_Text"><text:span text:style-name="Strong_20_Emphasis"><text:span text:style-name="T13">}</text:span></text:span></text:p>
        <text:p text:style-name="P2"/>
        <text:p text:style-name="P1">/*******************************************</text:p>
        <text:p text:style-name="P1"><text:s/>** Computes iunterest rate based on Balance.</text:p>
        <text:p text:style-name="P1"><text:s/>*******************************************/</text:p>
        <text:p text:style-name="Preformatted_20_Text"><text:span text:style-name="Strong_20_Emphasis"><text:span text:style-name="T13">double</text:span></text:span><text:span text:style-name="T13"> rate(</text:span><text:span text:style-name="Strong_20_Emphasis"><text:span text:style-name="T13">double</text:span></text:span><text:span text:style-name="T13"> B)</text:span></text:p>
        <text:p text:style-name="Preformatted_20_Text"><text:span text:style-name="Strong_20_Emphasis"><text:span text:style-name="T13">{</text:span></text:span></text:p>
        <text:p text:style-name="P2"><text:s text:c="2"/><text:span text:style-name="T5">// Get # of thousands</text:span></text:p>
        <text:p text:style-name="Preformatted_20_Text"><text:span text:style-name="T13"><text:s text:c="2"/></text:span><text:span text:style-name="Strong_20_Emphasis"><text:span text:style-name="T13">int</text:span></text:span><text:span text:style-name="T13"> T = B/</text:span><text:span text:style-name="T12">1000</text:span><text:span text:style-name="T13">;</text:span></text:p>
        <text:p text:style-name="P2"/>
        <text:p text:style-name="P2"><text:s text:c="2"/><text:span text:style-name="T5">// Calc rate</text:span></text:p>
        <text:p text:style-name="Preformatted_20_Text"><text:span text:style-name="T13"><text:s text:c="2"/></text:span><text:span text:style-name="Strong_20_Emphasis"><text:span text:style-name="T13">double</text:span></text:span><text:span text:style-name="T13"> r = </text:span><text:span text:style-name="T12">3</text:span><text:span text:style-name="T13"> + T*</text:span><text:span text:style-name="T12">0.5</text:span><text:span text:style-name="T13">;</text:span></text:p>
        <text:p text:style-name="Preformatted_20_Text"><text:span text:style-name="T13"><text:s text:c="2"/></text:span><text:span text:style-name="Strong_20_Emphasis"><text:span text:style-name="T13">if</text:span></text:span><text:span text:style-name="T13"> (r &gt; </text:span><text:span text:style-name="T12">8</text:span><text:span text:style-name="T13">)</text:span></text:p>
        <text:p text:style-name="P2"><text:s text:c="4"/>r = <text:span text:style-name="T11">8</text:span>;</text:p>
        <text:p text:style-name="P2"/>
        <text:p text:style-name="Preformatted_20_Text"><text:span text:style-name="T13"><text:s text:c="2"/></text:span><text:span text:style-name="Strong_20_Emphasis"><text:span text:style-name="T13">return</text:span></text:span><text:span text:style-name="T13"> r;</text:span></text:p>
        <text:p text:style-name="Preformatted_20_Text"><text:span text:style-name="Strong_20_Emphasis"><text:span text:style-name="T13">}</text:span></text:span></text:p>
        <text:p text:style-name="P2"/>
        <text:p text:style-name="P1">/*******************************************</text:p>
        <text:p text:style-name="P1"><text:s/>** Gives the value of one dollar after a</text:p>
        <text:p text:style-name="P1"><text:s/>** year of monthly compounded interest at</text:p>
        <text:p text:style-name="P1"><text:s/>** annual rate r.</text:p>
        <text:p text:style-name="P1"><text:s/>*******************************************/</text:p>
        <text:p text:style-name="Preformatted_20_Text"><text:span text:style-name="Strong_20_Emphasis"><text:span text:style-name="T13">double</text:span></text:span><text:span text:style-name="T13"> compound(</text:span><text:span text:style-name="Strong_20_Emphasis"><text:span text:style-name="T13">double</text:span></text:span><text:span text:style-name="T13"> r)</text:span></text:p>
        <text:p text:style-name="Preformatted_20_Text"><text:span text:style-name="Strong_20_Emphasis"><text:span text:style-name="T13">{</text:span></text:span></text:p>
        <text:p text:style-name="P2"><text:s text:c="2"/><text:span text:style-name="T5">// Sim. year with monthly compounding</text:span></text:p>
        <text:p text:style-name="Preformatted_20_Text"><text:span text:style-name="T13"><text:s text:c="2"/></text:span><text:span text:style-name="Strong_20_Emphasis"><text:span text:style-name="T13">double</text:span></text:span><text:span text:style-name="T13"> R = r/</text:span><text:span text:style-name="T12">100</text:span><text:span text:style-name="T13">, total = </text:span><text:span text:style-name="T12">1.0</text:span><text:span text:style-name="T13">;</text:span></text:p>
        <text:p text:style-name="Preformatted_20_Text"><text:span text:style-name="T13"><text:s text:c="2"/></text:span><text:span text:style-name="Strong_20_Emphasis"><text:span text:style-name="T13">for</text:span></text:span><text:span text:style-name="T13">(</text:span><text:span text:style-name="Strong_20_Emphasis"><text:span text:style-name="T13">int</text:span></text:span><text:span text:style-name="T13"> i = </text:span><text:span text:style-name="T12">0</text:span><text:span text:style-name="T13">; i &lt; </text:span><text:span text:style-name="T12">12</text:span><text:span text:style-name="T13">; i++)</text:span></text:p>
        <text:p text:style-name="P2"><text:s text:c="4"/>total = total*(<text:span text:style-name="T11">1</text:span> + R/<text:span text:style-name="T11">12</text:span>);</text:p>
        <text:p text:style-name="P2"/>
        <text:p text:style-name="Preformatted_20_Text"><text:span text:style-name="T13"><text:s text:c="2"/></text:span><text:span text:style-name="Strong_20_Emphasis"><text:span text:style-name="T13">return</text:span></text:span><text:span text:style-name="T13"> total;</text:span></text:p>
        <text:p text:style-name="P3"><text:span text:style-name="Strong_20_Emphasis"><text:span text:style-name="T13">}</text:span></text:span></text:p>
      </text:section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1T13:10:39.233806653</meta:creation-date>
    <dc:date>2022-10-03T08:06:40.334810346</dc:date>
    <meta:editing-duration>PT1H1S</meta:editing-duration>
    <meta:editing-cycles>3</meta:editing-cycles>
    <meta:generator>LibreOffice/6.4.7.2$Linux_X86_64 LibreOffice_project/40$Build-2</meta:generator>
    <meta:print-date>2022-10-03T07:20:38.167916310</meta:print-date>
    <meta:document-statistic meta:table-count="0" meta:image-count="0" meta:object-count="0" meta:page-count="2" meta:paragraph-count="89" meta:word-count="545" meta:character-count="3200" meta:non-whitespace-character-count="2627"/>
  </office:meta>
</office:document-meta>
</file>